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Source Code Pro" svg:font-family="'Source Code Pro'" style:font-family-generic="modern" style:font-pitch="fixed"/>
    <style:font-face style:name="Myriad Pro" svg:font-family="'Myriad Pro'" style:font-adornments="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81cm" fo:margin-left="1.312cm" table:align="left"/>
    </style:style>
    <style:style style:name="Tabela1.A" style:family="table-column">
      <style:table-column-properties style:column-width="16.681cm"/>
    </style:style>
    <style:style style:name="Tabela1.A1" style:family="table-cell">
      <style:table-cell-properties fo:background-color="#dddddd" fo:padding="0.097cm" fo:border="0.05pt solid #000000">
        <style:background-image/>
      </style:table-cell-properties>
    </style:style>
    <style:style style:name="Tabela2" style:family="table">
      <style:table-properties style:width="16.753cm" fo:margin-left="1.242cm" table:align="left"/>
    </style:style>
    <style:style style:name="Tabela2.A" style:family="table-column">
      <style:table-column-properties style:column-width="0.796cm"/>
    </style:style>
    <style:style style:name="Tabela2.B" style:family="table-column">
      <style:table-column-properties style:column-width="2.004cm"/>
    </style:style>
    <style:style style:name="Tabela2.C" style:family="table-column">
      <style:table-column-properties style:column-width="9.456cm"/>
    </style:style>
    <style:style style:name="Tabela2.D" style:family="table-column">
      <style:table-column-properties style:column-width="4.498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yriad Pro" fo:font-size="10.5pt" officeooo:rsid="0023d883" officeooo:paragraph-rsid="0023d883" style:font-size-asian="10.5pt" style:font-size-complex="10.5pt"/>
    </style:style>
    <style:style style:name="P2" style:family="paragraph" style:parent-style-name="Table_20_Contents">
      <style:text-properties style:font-name="Myriad Pro" fo:font-size="10.5pt" officeooo:rsid="0026fd6f" officeooo:paragraph-rsid="0026fd6f" style:font-size-asian="10.5pt" style:font-size-complex="10.5pt"/>
    </style:style>
    <style:style style:name="P3" style:family="paragraph" style:parent-style-name="Table_20_Contents">
      <style:text-properties style:font-name="Myriad Pro" fo:font-size="10.5pt" officeooo:rsid="00283a42" officeooo:paragraph-rsid="00283a42" style:font-size-asian="10.5pt" style:font-size-complex="10.5pt"/>
    </style:style>
    <style:style style:name="P4" style:family="paragraph" style:parent-style-name="Table_20_Contents">
      <style:text-properties style:font-name="Myriad Pro" fo:font-size="10.5pt" officeooo:rsid="00292468" officeooo:paragraph-rsid="00292468" style:font-size-asian="10.5pt" style:font-size-complex="10.5pt"/>
    </style:style>
    <style:style style:name="P5" style:family="paragraph" style:parent-style-name="Table_20_Contents">
      <style:text-properties style:font-name="Myriad Pro" fo:font-size="10.5pt" officeooo:rsid="002cbcd1" officeooo:paragraph-rsid="002cbcd1" style:font-size-asian="10.5pt" style:font-size-complex="10.5pt"/>
    </style:style>
    <style:style style:name="P6" style:family="paragraph" style:parent-style-name="Table_20_Contents">
      <style:text-properties style:font-name="Myriad Pro" fo:font-size="10.5pt" officeooo:rsid="003072f8" officeooo:paragraph-rsid="003072f8" style:font-size-asian="10.5pt" style:font-size-complex="10.5pt"/>
    </style:style>
    <style:style style:name="P7" style:family="paragraph" style:parent-style-name="Table_20_Contents">
      <style:text-properties style:font-name="Myriad Pro" fo:font-size="10.5pt" fo:font-weight="bold" officeooo:rsid="0023d883" officeooo:paragraph-rsid="0023d883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Myriad Pro" fo:font-size="10.5pt" fo:font-style="italic" officeooo:rsid="0023d883" officeooo:paragraph-rsid="0023d883" style:font-size-asian="10.5pt" style:font-style-asian="italic" style:font-size-complex="10.5pt" style:font-style-complex="italic"/>
    </style:style>
    <style:style style:name="P9" style:family="paragraph" style:parent-style-name="Table_20_Contents">
      <style:text-properties style:font-name="Myriad Pro" fo:font-size="10.5pt" fo:font-style="italic" officeooo:rsid="002567c3" officeooo:paragraph-rsid="002567c3" style:font-size-asian="10.5pt" style:font-style-asian="italic" style:font-size-complex="10.5pt" style:font-style-complex="italic"/>
    </style:style>
    <style:style style:name="P10" style:family="paragraph" style:parent-style-name="Standard">
      <style:text-properties style:font-name="Source Code Pro" fo:font-size="8pt" officeooo:rsid="00191891" officeooo:paragraph-rsid="002299b9" style:font-size-asian="8pt" style:font-size-complex="8pt"/>
    </style:style>
    <style:style style:name="P11" style:family="paragraph" style:parent-style-name="Standard">
      <style:text-properties officeooo:rsid="002069d2" officeooo:paragraph-rsid="00191891"/>
    </style:style>
    <style:style style:name="P12" style:family="paragraph" style:parent-style-name="Standard">
      <style:text-properties style:font-name="Myriad Pro" officeooo:rsid="00191891" officeooo:paragraph-rsid="00191891"/>
    </style:style>
    <style:style style:name="P13" style:family="paragraph" style:parent-style-name="Standard">
      <style:text-properties style:font-name="Myriad Pro" officeooo:rsid="00191891" officeooo:paragraph-rsid="0032006d"/>
    </style:style>
    <style:style style:name="P14" style:family="paragraph" style:parent-style-name="Standard">
      <style:text-properties style:font-name="Myriad Pro" officeooo:rsid="0019f4fa" officeooo:paragraph-rsid="0019f4fa"/>
    </style:style>
    <style:style style:name="P15" style:family="paragraph" style:parent-style-name="Standard">
      <style:text-properties style:font-name="Myriad Pro" officeooo:rsid="0019f4fa" officeooo:paragraph-rsid="0032006d"/>
    </style:style>
    <style:style style:name="P16" style:family="paragraph" style:parent-style-name="Standard">
      <style:text-properties style:font-name="Myriad Pro" fo:font-size="18pt" fo:font-weight="bold" officeooo:rsid="00191891" officeooo:paragraph-rsid="00191891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Myriad Pro" fo:font-size="16pt" fo:font-weight="bold" officeooo:rsid="00191891" officeooo:paragraph-rsid="00191891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Myriad Pro" fo:font-size="14pt" fo:font-weight="bold" officeooo:rsid="00191891" officeooo:paragraph-rsid="00191891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Myriad Pro" fo:font-size="14pt" fo:font-weight="bold" officeooo:rsid="00191891" officeooo:paragraph-rsid="0032006d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Myriad Pro" fo:font-style="italic" fo:font-weight="bold" officeooo:rsid="001e97fa" officeooo:paragraph-rsid="001e97fa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Myriad Pro" fo:font-style="italic" fo:font-weight="bold" officeooo:rsid="001e97fa" officeooo:paragraph-rsid="0032006d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Myriad Pro" fo:font-style="italic" style:text-underline-style="none" fo:font-weight="bold" officeooo:rsid="00191891" officeooo:paragraph-rsid="00191891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font-name="Myriad Pro" fo:font-style="italic" style:text-underline-style="none" fo:font-weight="bold" officeooo:rsid="00191891" officeooo:paragraph-rsid="0032006d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font-name="Myriad Pro" fo:font-size="10.5pt" officeooo:rsid="001ba7b7" officeooo:paragraph-rsid="001ba7b7" style:font-size-asian="10.5pt" style:font-size-complex="10.5pt"/>
    </style:style>
    <style:style style:name="P25" style:family="paragraph" style:parent-style-name="Standard">
      <style:text-properties style:font-name="Myriad Pro" fo:font-size="10.5pt" officeooo:rsid="001ba7b7" officeooo:paragraph-rsid="0032006d" style:font-size-asian="10.5pt" style:font-size-complex="10.5pt"/>
    </style:style>
    <style:style style:name="P26" style:family="paragraph" style:parent-style-name="Standard">
      <style:text-properties style:font-name="Myriad Pro" fo:font-size="10.5pt" officeooo:rsid="001d6a73" officeooo:paragraph-rsid="001d6a73" style:font-size-asian="10.5pt" style:font-size-complex="10.5pt"/>
    </style:style>
    <style:style style:name="P27" style:family="paragraph" style:parent-style-name="Standard">
      <style:text-properties style:font-name="Myriad Pro" fo:font-size="10.5pt" officeooo:rsid="001d6a73" officeooo:paragraph-rsid="0032006d" style:font-size-asian="10.5pt" style:font-size-complex="10.5pt"/>
    </style:style>
    <style:style style:name="P28" style:family="paragraph" style:parent-style-name="Standard">
      <style:text-properties style:font-name="Myriad Pro" fo:font-size="10.5pt" officeooo:rsid="002069d2" officeooo:paragraph-rsid="002127bc" style:font-size-asian="10.5pt" style:font-size-complex="10.5pt"/>
    </style:style>
    <style:style style:name="P29" style:family="paragraph" style:parent-style-name="Standard">
      <style:text-properties style:font-name="Myriad Pro" fo:font-size="10.5pt" officeooo:rsid="002069d2" officeooo:paragraph-rsid="0026fd6f" style:font-size-asian="10.5pt" style:font-size-complex="10.5pt"/>
    </style:style>
    <style:style style:name="P30" style:family="paragraph" style:parent-style-name="Standard">
      <style:text-properties style:font-name="Myriad Pro" fo:font-size="10.5pt" officeooo:rsid="002069d2" officeooo:paragraph-rsid="00283a42" style:font-size-asian="10.5pt" style:font-size-complex="10.5pt"/>
    </style:style>
    <style:style style:name="P31" style:family="paragraph" style:parent-style-name="Standard">
      <style:text-properties style:font-name="Myriad Pro" fo:font-size="10.5pt" officeooo:rsid="002069d2" officeooo:paragraph-rsid="00292468" style:font-size-asian="10.5pt" style:font-size-complex="10.5pt"/>
    </style:style>
    <style:style style:name="P32" style:family="paragraph" style:parent-style-name="Standard">
      <style:text-properties style:font-name="Myriad Pro" fo:font-size="10.5pt" officeooo:rsid="001e97fa" officeooo:paragraph-rsid="001e97fa" style:font-size-asian="10.5pt" style:font-size-complex="10.5pt"/>
    </style:style>
    <style:style style:name="P33" style:family="paragraph" style:parent-style-name="Standard">
      <style:text-properties style:font-name="Myriad Pro" fo:font-size="10.5pt" fo:font-style="italic" officeooo:rsid="002069d2" officeooo:paragraph-rsid="0024a70a" style:font-size-asian="10.5pt" style:font-style-asian="italic" style:font-size-complex="10.5pt" style:font-style-complex="italic"/>
    </style:style>
    <style:style style:name="P34" style:family="paragraph" style:parent-style-name="Standard">
      <style:text-properties style:font-name="Myriad Pro" fo:font-size="10.5pt" fo:font-style="italic" fo:font-weight="bold" officeooo:rsid="001e97fa" officeooo:paragraph-rsid="001e97fa" style:font-size-asian="10.5pt" style:font-style-asian="italic" style:font-weight-asian="bold" style:font-size-complex="10.5pt" style:font-style-complex="italic" style:font-weight-complex="bold"/>
    </style:style>
    <style:style style:name="P35" style:family="paragraph" style:parent-style-name="Standard">
      <style:text-properties style:font-name="Myriad Pro" fo:font-size="10.5pt" fo:font-style="italic" fo:font-weight="bold" officeooo:rsid="001e97fa" officeooo:paragraph-rsid="0032006d" style:font-size-asian="10.5pt" style:font-style-asian="italic" style:font-weight-asian="bold" style:font-size-complex="10.5pt" style:font-style-complex="italic" style:font-weight-complex="bold"/>
    </style:style>
    <style:style style:name="P36" style:family="paragraph" style:parent-style-name="Standard">
      <style:text-properties style:font-name="Myriad Pro" fo:font-size="10.5pt" fo:font-weight="normal" officeooo:rsid="00191891" officeooo:paragraph-rsid="00191891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99b9" style:font-weight-asian="bold" style:font-weight-complex="bold"/>
    </style:style>
    <style:style style:name="T3" style:family="text">
      <style:text-properties officeooo:rsid="0021db5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1aee60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officeooo:rsid="0024a70a"/>
    </style:style>
    <style:style style:name="T8" style:family="text">
      <style:text-properties officeooo:rsid="0026fd6f"/>
    </style:style>
    <style:style style:name="T9" style:family="text">
      <style:text-properties officeooo:rsid="00283a42"/>
    </style:style>
    <style:style style:name="T10" style:family="text">
      <style:text-properties officeooo:rsid="00292468"/>
    </style:style>
    <style:style style:name="T11" style:family="text">
      <style:text-properties officeooo:rsid="002ad9b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officeooo:rsid="002fd021" style:font-style-asian="normal" style:font-style-complex="normal"/>
    </style:style>
    <style:style style:name="T14" style:family="text">
      <style:text-properties officeooo:rsid="00307d90"/>
    </style:style>
    <style:style style:name="T15" style:family="text">
      <style:text-properties officeooo:rsid="00355d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EB SERVICES – PROJETO TRILHAS</text:p>
      <text:p text:style-name="P12"/>
      <text:p text:style-name="P17">Web Services de Consulta</text:p>
      <text:p text:style-name="P12"/>
      <text:p text:style-name="P19"><text:span text:style-name="T15">1</text:span>. LISTAR </text:p>
      <text:p text:style-name="P13"/>
      <text:p text:style-name="P23"><text:tab/><text:span text:style-name="T3">REQUISIÇÃO</text:span></text:p>
      <text:p text:style-name="P15"><text:span text:style-name="T1"><text:tab/></text:span><text:span text:style-name="T6">URL:</text:span><text:span text:style-name="T4"><text:tab/><text:tab/></text:span><text:span text:style-name="T5">&lt;http|https&gt;://&lt;host/[caminho]&gt;/ws/listarcores.php</text:span></text:p>
      <text:p text:style-name="P25"><text:span text:style-name="T1"><text:tab/>Método:</text:span><text:tab/>GET | POST</text:p>
      <text:p text:style-name="P27"><text:span text:style-name="T1"><text:tab/>Parâmetros:</text:span><text:tab/>Nenhum</text:p>
      <text:p text:style-name="P13"/>
      <text:p text:style-name="P21"><text:tab/><text:span text:style-name="T3">RESPOSTA</text:span></text:p>
      <text:p text:style-name="P35"/>
      <text:p text:style-name="P35"><text:tab/><text:span text:style-name="T13">Propriedades do JSON:</text:span></text:p>
      <text:p text:style-name="P36"/>
      <text:p text:style-name="P36"/>
      <text:p text:style-name="P18"><text:span text:style-name="T14">2</text:span>. LISTAR CORES</text:p>
      <text:p text:style-name="P12"/>
      <text:p text:style-name="P22"><text:tab/><text:span text:style-name="T3">REQUISIÇÃO</text:span></text:p>
      <text:p text:style-name="P14"><text:span text:style-name="T1"><text:tab/></text:span><text:span text:style-name="T6">URL:</text:span><text:span text:style-name="T4"><text:tab/><text:tab/></text:span><text:span text:style-name="T5">&lt;http|https&gt;://&lt;host/[caminho]&gt;/ws/listarcores.php</text:span></text:p>
      <text:p text:style-name="P24"><text:span text:style-name="T1"><text:tab/>Método:</text:span><text:tab/>GET | POST</text:p>
      <text:p text:style-name="P26"><text:span text:style-name="T1"><text:tab/>Parâmetros:</text:span><text:tab/>Nenhum</text:p>
      <text:p text:style-name="P12"/>
      <text:p text:style-name="P20"><text:tab/><text:span text:style-name="T3">RESPOSTA</text:span></text:p>
      <text:p text:style-name="P34"/>
      <text:p text:style-name="P34"><text:tab/><text:span text:style-name="T13">Propriedades do JSON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2" office:value-type="string">
            <text:p text:style-name="P7">Campo</text:p>
          </table:table-cell>
          <table:covered-table-cell/>
          <table:table-cell table:style-name="Tabela2.A1" office:value-type="string">
            <text:p text:style-name="P7">Descrição</text:p>
          </table:table-cell>
          <table:table-cell table:style-name="Tabela2.D1" office:value-type="string">
            <text:p text:style-name="P7">Tipo</text:p>
          </table:table-cell>
        </table:table-row>
        <table:table-row>
          <table:table-cell table:style-name="Tabela2.A2" table:number-columns-spanned="2" office:value-type="string">
            <text:p text:style-name="P8">cabelos</text:p>
          </table:table-cell>
          <table:covered-table-cell/>
          <table:table-cell table:style-name="Tabela2.C2" office:value-type="string">
            <text:p text:style-name="P33"><text:span text:style-name="T7">M</text:span>atriz de objetos de cores</text:p>
          </table:table-cell>
          <table:table-cell table:style-name="Tabela2.D10" office:value-type="string">
            <text:p text:style-name="P9">Matriz de valores</text:p>
          </table:table-cell>
        </table:table-row>
        <table:table-row>
          <table:table-cell table:style-name="Tabela2.A9" office:value-type="string">
            <text:p text:style-name="P1"/>
          </table:table-cell>
          <table:table-cell table:style-name="Tabela2.B9" office:value-type="string">
            <text:p text:style-name="P1">codigo</text:p>
          </table:table-cell>
          <table:table-cell table:style-name="Tabela2.C9" office:value-type="string">
            <text:p text:style-name="P29"><text:span text:style-name="T8">I</text:span>d interno no sistema da cor de cabelo</text:p>
          </table:table-cell>
          <table:table-cell table:style-name="Tabela2.D10" office:value-type="string">
            <text:p text:style-name="P2">UUID</text:p>
          </table:table-cell>
        </table:table-row>
        <table:table-row>
          <table:table-cell table:style-name="Tabela2.A9" office:value-type="string">
            <text:p text:style-name="P1"/>
          </table:table-cell>
          <table:table-cell table:style-name="Tabela2.B9" office:value-type="string">
            <text:p text:style-name="P1">nome</text:p>
          </table:table-cell>
          <table:table-cell table:style-name="Tabela2.C9" office:value-type="string">
            <text:p text:style-name="P30"><text:span text:style-name="T9">N</text:span>ome da cor, apenas para identificação</text:p>
          </table:table-cell>
          <table:table-cell table:style-name="Tabela2.D10" office:value-type="string">
            <text:p text:style-name="P3">String</text:p>
          </table:table-cell>
        </table:table-row>
        <table:table-row>
          <table:table-cell table:style-name="Tabela2.A9" office:value-type="string">
            <text:p text:style-name="P1"/>
          </table:table-cell>
          <table:table-cell table:style-name="Tabela2.B9" office:value-type="string">
            <text:p text:style-name="P1">cor</text:p>
          </table:table-cell>
          <table:table-cell table:style-name="Tabela2.C9" office:value-type="string">
            <text:p text:style-name="P31"><text:span text:style-name="T10">C</text:span>ódigo hexadecimal correspondente da cor de cabelo</text:p>
          </table:table-cell>
          <table:table-cell table:style-name="Tabela2.D10" office:value-type="string">
            <text:p text:style-name="P4">String <text:span text:style-name="T11">(número hexadecimal)</text:span></text:p>
          </table:table-cell>
        </table:table-row>
        <table:table-row>
          <table:table-cell table:style-name="Tabela2.A6" table:number-columns-spanned="2" office:value-type="string">
            <text:p text:style-name="P8">pele</text:p>
          </table:table-cell>
          <table:covered-table-cell/>
          <table:table-cell table:style-name="Tabela2.C6" office:value-type="string">
            <text:p text:style-name="P33"><text:span text:style-name="T7">M</text:span>atriz de objetos de cores</text:p>
          </table:table-cell>
          <table:table-cell table:style-name="Tabela2.D10" office:value-type="string">
            <text:p text:style-name="P9">Matriz de valores</text:p>
          </table:table-cell>
        </table:table-row>
        <table:table-row>
          <table:table-cell table:style-name="Tabela2.A9" office:value-type="string">
            <text:p text:style-name="P1"/>
          </table:table-cell>
          <table:table-cell table:style-name="Tabela2.B9" office:value-type="string">
            <text:p text:style-name="P1">codigo</text:p>
          </table:table-cell>
          <table:table-cell table:style-name="Tabela2.C9" office:value-type="string">
            <text:p text:style-name="P29"><text:span text:style-name="T8">I</text:span>d interno no sistema da cor de pele</text:p>
          </table:table-cell>
          <table:table-cell table:style-name="Tabela2.D10" office:value-type="string">
            <text:p text:style-name="P2">UUID</text:p>
          </table:table-cell>
        </table:table-row>
        <table:table-row>
          <table:table-cell table:style-name="Tabela2.A9" office:value-type="string">
            <text:p text:style-name="P1"/>
          </table:table-cell>
          <table:table-cell table:style-name="Tabela2.B9" office:value-type="string">
            <text:p text:style-name="P1">nome</text:p>
          </table:table-cell>
          <table:table-cell table:style-name="Tabela2.C9" office:value-type="string">
            <text:p text:style-name="P30"><text:span text:style-name="T9">N</text:span>ome da cor, apenas para identificação</text:p>
          </table:table-cell>
          <table:table-cell table:style-name="Tabela2.D10" office:value-type="string">
            <text:p text:style-name="P6">String</text:p>
          </table:table-cell>
        </table:table-row>
        <table:table-row>
          <table:table-cell table:style-name="Tabela2.A9" office:value-type="string">
            <text:p text:style-name="P1"/>
          </table:table-cell>
          <table:table-cell table:style-name="Tabela2.B9" office:value-type="string">
            <text:p text:style-name="P1">cor</text:p>
          </table:table-cell>
          <table:table-cell table:style-name="Tabela2.C9" office:value-type="string">
            <text:p text:style-name="P31"><text:span text:style-name="T10">C</text:span>ódigo hexadecimal correspondente da cor de cabelo</text:p>
          </table:table-cell>
          <table:table-cell table:style-name="Tabela2.D10" office:value-type="string">
            <text:p text:style-name="P4">String <text:span text:style-name="T11">(número hexadecimal)</text:span></text:p>
          </table:table-cell>
        </table:table-row>
        <table:table-row>
          <table:table-cell table:style-name="Tabela2.A10" table:number-columns-spanned="2" office:value-type="string">
            <text:p text:style-name="P1">token</text:p>
          </table:table-cell>
          <table:covered-table-cell/>
          <table:table-cell table:style-name="Tabela2.C10" office:value-type="string">
            <text:p text:style-name="P5">Não utilizada</text:p>
          </table:table-cell>
          <table:table-cell table:style-name="Tabela2.D10" office:value-type="string">
            <text:p text:style-name="P5">Nulo</text:p>
          </table:table-cell>
        </table:table-row>
      </table:table>
      <text:p text:style-name="P28"/>
      <text:p text:style-name="P32"><text:tab/><text:span text:style-name="T2">Exemplo de Respos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{</text:p>
            <text:p text:style-name="P10"><text:s text:c="3"/>"cabelos":[</text:p>
            <text:p text:style-name="P10"><text:s text:c="6"/>{</text:p>
            <text:p text:style-name="P10"><text:s text:c="9"/>"codigo":"27a95637-11aa-11e8-89d2-74d4359f41f2",</text:p>
            <text:p text:style-name="P10"><text:s text:c="9"/>"nome":"Laranja",</text:p>
            <text:p text:style-name="P10"><text:s text:c="9"/>"cor":"#ff8000"</text:p>
            <text:p text:style-name="P10"><text:s text:c="6"/>},</text:p>
            <text:p text:style-name="P10"><text:s text:c="6"/>{</text:p>
            <text:p text:style-name="P10"><text:s text:c="9"/>"codigo":"fdec0ad4-119e-11e8-89d2-74d4359f41f2",</text:p>
            <text:p text:style-name="P10"><text:s text:c="9"/>"nome":"Roxo",</text:p>
            <text:p text:style-name="P10"><text:s text:c="9"/>"cor":"#8000ff"</text:p>
            <text:p text:style-name="P10"><text:s text:c="6"/>},</text:p>
            <text:p text:style-name="P10"><text:s text:c="6"/>{</text:p>
            <text:p text:style-name="P10"><text:s text:c="9"/>"codigo":"fdebf0fa-119e-11e8-89d2-74d4359f41f2",</text:p>
            <text:p text:style-name="P10"><text:soft-page-break/><text:s text:c="9"/>"nome":"Verde",</text:p>
            <text:p text:style-name="P10"><text:s text:c="9"/>"cor":"#30664C"</text:p>
            <text:p text:style-name="P10"><text:s text:c="6"/>}</text:p>
            <text:p text:style-name="P10"><text:s text:c="3"/>],</text:p>
            <text:p text:style-name="P10"><text:s text:c="3"/>"peles":[</text:p>
            <text:p text:style-name="P10"><text:s text:c="6"/>{</text:p>
            <text:p text:style-name="P10"><text:s text:c="9"/>"codigo":"bc29a14e-11a2-11e8-89d2-74d4359f41f2",</text:p>
            <text:p text:style-name="P10"><text:s text:c="9"/>"nome":"Albina",</text:p>
            <text:p text:style-name="P10"><text:s text:c="9"/>"cor":"#ffffff"</text:p>
            <text:p text:style-name="P10"><text:s text:c="6"/>},</text:p>
            <text:p text:style-name="P10"><text:s text:c="6"/>{</text:p>
            <text:p text:style-name="P10"><text:s text:c="9"/>"codigo":"74f0a924-11aa-11e8-89d2-74d4359f41f2",</text:p>
            <text:p text:style-name="P10"><text:s text:c="9"/>"nome":"Amarelo",</text:p>
            <text:p text:style-name="P10"><text:s text:c="9"/>"cor":"#ffcfb9"</text:p>
            <text:p text:style-name="P10"><text:s text:c="6"/>},</text:p>
            <text:p text:style-name="P10"><text:s text:c="6"/>{</text:p>
            <text:p text:style-name="P10"><text:s text:c="9"/>"codigo":"bc29b571-11a2-11e8-89d2-74d4359f41f2",</text:p>
            <text:p text:style-name="P10"><text:s text:c="9"/>"nome":"Negro",</text:p>
            <text:p text:style-name="P10"><text:s text:c="9"/>"cor":"#382D31"</text:p>
            <text:p text:style-name="P10"><text:s text:c="6"/>}</text:p>
            <text:p text:style-name="P10"><text:s text:c="3"/>],</text:p>
            <text:p text:style-name="P10"><text:s text:c="3"/>"token":null</text:p>
            <text:p text:style-name="P10">}</text:p>
          </table:table-cell>
        </table:table-row>
      </table:table>
      <text:p text:style-name="P32"/>
      <text:p text:style-name="P3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Source Code Pro" svg:font-family="'Source Code Pro'" style:font-family-generic="modern" style:font-pitch="fixed"/>
    <style:font-face style:name="Myriad Pro" svg:font-family="'Myriad Pro'" style:font-adornments="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9:00:35.201000000</meta:creation-date>
    <dc:date>2018-02-19T15:11:14.055000000</dc:date>
    <meta:editing-duration>PT3H22M48S</meta:editing-duration>
    <meta:editing-cycles>25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84" meta:word-count="162" meta:character-count="1636" meta:non-whitespace-character-count="1292"/>
  </office:meta>
</office:document-meta>
</file>